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P40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P44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P4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P5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6" style:parent-style-name="ListParagraph" style:list-style-name="WWNum6" style:family="paragraph">
      <style:paragraph-properties style:snap-to-layout-grid="false"/>
    </style:style>
    <style:style style:name="T57" style:parent-style-name="DefaultParagraphFont" style:family="text">
      <style:text-properties style:font-weight-complex="bold" fo:font-size="10.5pt" style:font-size-asian="10.5pt" style:font-size-complex="10.5pt"/>
    </style:style>
    <style:style style:name="T5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P62" style:parent-style-name="ListParagraph" style:list-style-name="WWNum6" style:family="paragraph">
      <style:paragraph-properties style:snap-to-layout-grid="false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T6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size="10.5pt" style:font-size-asian="10.5pt" style:font-size-complex="10.5pt"/>
    </style:style>
    <style:style style:name="T69" style:parent-style-name="DefaultParagraphFont" style:family="text">
      <style:text-properties fo:font-size="10.5pt" style:font-size-asian="10.5pt" style:font-size-complex="10.5pt"/>
    </style:style>
    <style:style style:name="P70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7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4" style:parent-style-name="DefaultParagraphFont" style:family="text">
      <style:text-properties fo:font-size="10.5pt" style:font-size-asian="10.5pt" style:font-size-complex="10.5pt"/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P7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7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8" style:parent-style-name="DefaultParagraphFont" style:family="text">
      <style:text-properties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T8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2" style:parent-style-name="DefaultParagraphFont" style:family="text">
      <style:text-properties fo:font-size="10.5pt" style:font-size-asian="10.5pt" style:font-size-complex="10.5pt"/>
    </style:style>
    <style:style style:name="P83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T8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9" style:parent-style-name="DefaultParagraphFont" style:family="text">
      <style:text-properties fo:font-size="10.5pt" style:font-size-asian="10.5pt" style:font-size-complex="10.5pt"/>
    </style:style>
    <style:style style:name="P90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9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size="10.5pt" style:font-size-asian="10.5pt" style:font-size-complex="10.5pt"/>
    </style:style>
    <style:style style:name="P9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P98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1" style:parent-style-name="DefaultParagraphFont" style:family="text">
      <style:text-properties fo:font-size="10.5pt" style:font-size-asian="10.5pt" style:font-size-complex="10.5pt"/>
    </style:style>
    <style:style style:name="T10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7" style:parent-style-name="DefaultParagraphFont" style:family="text">
      <style:text-properties fo:font-size="10.5pt" style:font-size-asian="10.5pt" style:font-size-complex="10.5pt"/>
    </style:style>
    <style:style style:name="T108" style:parent-style-name="DefaultParagraphFont" style:family="text">
      <style:text-properties fo:font-size="10.5pt" style:font-size-asian="10.5pt" style:font-size-complex="10.5pt"/>
    </style:style>
    <style:style style:name="T10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11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P11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P126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7" style:parent-style-name="DefaultParagraphFont" style:family="text">
      <style:text-properties fo:font-size="10.5pt" style:font-size-asian="10.5pt" style:font-size-complex="10.5pt"/>
    </style:style>
    <style:style style:name="T12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9" style:parent-style-name="DefaultParagraphFont" style:family="text">
      <style:text-properties fo:font-size="10.5pt" style:font-size-asian="10.5pt" style:font-size-complex="10.5pt"/>
    </style:style>
    <style:style style:name="P130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3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4" style:parent-style-name="DefaultParagraphFont" style:family="text">
      <style:text-properties fo:font-size="10.5pt" style:font-size-asian="10.5pt" style:font-size-complex="10.5pt"/>
    </style:style>
    <style:style style:name="P135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6" style:parent-style-name="DefaultParagraphFont" style:family="text">
      <style:text-properties fo:font-size="10.5pt" style:font-size-asian="10.5pt" style:font-size-complex="10.5pt"/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T13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9" style:parent-style-name="DefaultParagraphFont" style:family="text">
      <style:text-properties fo:font-size="10.5pt" style:font-size-asian="10.5pt" style:font-size-complex="10.5pt"/>
    </style:style>
    <style:style style:name="T14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2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3" style:parent-style-name="DefaultParagraphFont" style:family="text">
      <style:text-properties fo:font-size="10.5pt" style:font-size-asian="10.5pt" style:font-size-complex="10.5pt"/>
    </style:style>
    <style:style style:name="T14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5" style:parent-style-name="DefaultParagraphFont" style:family="text">
      <style:text-properties fo:font-size="10.5pt" style:font-size-asian="10.5pt" style:font-size-complex="10.5pt"/>
    </style:style>
    <style:style style:name="T1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1" style:parent-style-name="DefaultParagraphFont" style:family="text">
      <style:text-properties fo:font-size="10.5pt" style:font-size-asian="10.5pt" style:font-size-complex="10.5pt"/>
    </style:style>
    <style:style style:name="T15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P154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55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6" style:parent-style-name="DefaultParagraphFont" style:family="text">
      <style:text-properties fo:font-size="10.5pt" style:font-size-asian="10.5pt" style:font-size-complex="10.5pt"/>
    </style:style>
    <style:style style:name="T15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8" style:parent-style-name="DefaultParagraphFont" style:family="text">
      <style:text-properties fo:font-size="10.5pt" style:font-size-asian="10.5pt" style:font-size-complex="10.5pt"/>
    </style:style>
    <style:style style:name="T15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60" style:parent-style-name="DefaultParagraphFont" style:family="text">
      <style:text-properties fo:font-size="10.5pt" style:font-size-asian="10.5pt" style:font-size-complex="10.5pt"/>
    </style:style>
    <style:style style:name="T161" style:parent-style-name="DefaultParagraphFont" style:family="text">
      <style:text-properties fo:font-size="10.5pt" style:font-size-asian="10.5pt" style:font-size-complex="10.5pt"/>
    </style:style>
    <style:style style:name="T16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63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6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65" style:parent-style-name="Standard" style:family="paragraph">
      <style:paragraph-properties style:snap-to-layout-grid="false"/>
    </style:style>
    <style:style style:name="T16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7" style:parent-style-name="DefaultParagraphFont" style:family="text">
      <style:text-properties fo:font-size="10.5pt" style:font-size-asian="10.5pt" style:font-size-complex="10.5pt"/>
    </style:style>
    <style:style style:name="P168" style:parent-style-name="Standard" style:family="paragraph">
      <style:paragraph-properties style:snap-to-layout-grid="false"/>
    </style:style>
    <style:style style:name="T16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70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, C#</text:span></text:p>
      <text:p text:style-name="P34"><text:span text:style-name="T35">Software Tools</text:span><text:span text:style-name="T36">:<text:s/></text:span><text:span text:style-name="T37"><text:tab/></text:span><text:span text:style-name="T38"><text:tab/></text:span><text:span text:style-name="T39"><text:tab/>Git, GNU Make, Cmake, Microsoft Office, AirTable, MonkeyLearn, Trello</text:span></text:p>
      <text:p text:style-name="P40"><text:span text:style-name="T41">Front-End Technologies:<text:s/></text:span><text:span text:style-name="T42"><text:tab/></text:span><text:span text:style-name="T43">jQuery, Angular.js, React.js, Redux.js, Gatsby.js, Bootstrap</text:span></text:p>
      <text:p text:style-name="P44"><text:span text:style-name="T45">Back-End Technologies:</text:span><text:span text:style-name="T46"><text:tab/></text:span><text:span text:style-name="T47">Node.js, Express.js, Jest.js, Doctest, PostreSQL, MongoDB,</text:span><text:span text:style-name="T48"><text:s/>GraphQL</text:span></text:p>
      <text:p text:style-name="P49"/>
      <text:p text:style-name="P50">EXPERIENCE</text:p>
      <text:p text:style-name="P51"><text:span text:style-name="T52">WeWork | WeWork Labs<text:s/></text:span><text:span text:style-name="T53"><text:tab/></text:span><text:span text:style-name="T54">New York, NY</text:span></text:p>
      <text:p text:style-name="P55">Software Engineer<text:s/><text:tab/>June 2019 – August 2019</text:p>
      <text:list text:style-name="WWNum6">
        <text:list-item>
          <text:p text:style-name="P56"><text:span text:style-name="T57">Designed an interface to show mentor data using<text:s/></text:span><text:span text:style-name="T58">React<text:s/></text:span><text:span text:style-name="T59">to refine the company’s mentor sign up form and expedite mentor vetting process from half an hour to a</text:span><text:span text:style-name="T60"><text:s/>minute</text:span><text:span text:style-name="T61">.</text:span></text:p>
        </text:list-item>
      </text:list>
      <text:list text:style-name="WWNum6" text:continue-numbering="true">
        <text:list-item>
          <text:p text:style-name="P62"><text:span text:style-name="T63">Constructed Models using<text:s/></text:span><text:span text:style-name="T64">MonkeyLearn’s Machine Learning API<text:s/></text:span><text:span text:style-name="T65">and<text:s/></text:span><text:span text:style-name="T66">Node</text:span><text:span text:style-name="T67"><text:s/>to parse long form entry texts into action items for prioritizing and department routing</text:span><text:span text:style-name="T68">.</text:span><text:span text:style-name="T69"><text:s/></text:span></text:p>
        </text:list-item>
      </text:list>
      <text:p text:style-name="P70"/>
      <text:p text:style-name="P71"><text:span text:style-name="T72">CUNY Hunter College | Research Foundation of CUNY<text:s/></text:span><text:span text:style-name="T73"><text:tab/><text:s text:c="3"/></text:span><text:span text:style-name="T74"><text:s text:c="34"/></text:span><text:span text:style-name="T75"><text:s text:c="42"/>New York, NY</text:span></text:p>
      <text:p text:style-name="P76">Research Assistant<text:tab/>May 2020 – Present</text:p>
      <text:list text:style-name="WWNum3" text:continue-numbering="true">
        <text:list-item>
          <text:p text:style-name="P77"><text:span text:style-name="T78">Applied<text:s/></text:span><text:span text:style-name="T79">Multi-Agent Systems AI<text:s/></text:span><text:span text:style-name="T80">to lower average travel time for drivers through simulations using<text:s/></text:span><text:span text:style-name="T81">Python</text:span><text:span text:style-name="T82">.</text:span></text:p>
        </text:list-item>
        <text:list-item>
          <text:p text:style-name="P83">Researched network topology representations to tackle the<text:s/>problem of traffic congestion under professor Anita Raja.</text:p>
        </text:list-item>
        <text:list-item>
          <text:p text:style-name="P84"><text:span text:style-name="T85">Created<text:s/></text:span><text:span text:style-name="T86">PowerPoints<text:s/></text:span><text:span text:style-name="T87">to present papers on applying<text:s/></text:span><text:span text:style-name="T88">evolutionary strategies</text:span><text:span text:style-name="T89"><text:s/>to traffic.<text:s/></text:span></text:p>
        </text:list-item>
      </text:list>
      <text:p text:style-name="P90"><text:tab/><text:tab/><text:tab/><text:tab/></text:p>
      <text:p text:style-name="P91"><text:span text:style-name="T92">PROJECTS</text:span><text:span text:style-name="T93"><text:tab/></text:span></text:p>
      <text:p text:style-name="P94"><text:span text:style-name="T95">JumblED, Group Project</text:span><text:span text:style-name="T96"><text:s/>| University Prep Charter High School</text:span><text:span text:style-name="T97"><text:tab/>July 2020 – Present</text:span></text:p>
      <text:list text:style-name="WWNum8">
        <text:list-item>
          <text:p text:style-name="P98"><text:span text:style-name="T99">Developed the backend of an educational app to help teachers conduct fair and easy distance-learning testing using<text:s/></text:span><text:span text:style-name="T100">TypeScript, Node,<text:s/></text:span><text:span text:style-name="T101">and<text:s/></text:span><text:span text:style-name="T102">Express</text:span><text:span text:style-name="T103">.</text:span></text:p>
        </text:list-item>
      </text:list>
      <text:list text:style-name="WWNum8" text:continue-numbering="true">
        <text:list-item>
          <text:p text:style-name="P104"><text:span text:style-name="T105">Structured the database using<text:s/></text:span><text:span text:style-name="T106">MongoDB<text:s/></text:span><text:span text:style-name="T107">and designed the API to generate tests and sign up students and teachers<text:s/></text:span><text:span text:style-name="T108">with<text:s/></text:span><text:span text:style-name="T109">token-based authentication</text:span><text:span text:style-name="T110">.</text:span></text:p>
        </text:list-item>
      </text:list>
      <text:p text:style-name="P111"/>
      <text:p text:style-name="P112"><text:span text:style-name="T113">A Multifaceted Approach to 2048 Game, Group School Project | Hunter College</text:span><text:span text:style-name="T114"><text:tab/>May 2020</text:span></text:p>
      <text:list text:style-name="WWNum8" text:continue-numbering="true">
        <text:list-item>
          <text:p text:style-name="P115"><text:span text:style-name="T116">Experimented with<text:s/></text:span><text:span text:style-name="T117">Evolutionary Strategy CMA-ES</text:span><text:span text:style-name="T118"><text:s/>to optimize<text:s/></text:span><text:span text:style-name="T119">heuristic weights<text:s/></text:span><text:span text:style-name="T120">to train AI to play 2048 using<text:s/></text:span><text:span text:style-name="T121">Python<text:s/></text:span><text:span text:style-name="T122">and<text:s/></text:span><text:span text:style-name="T123">Expectimax algorith</text:span><text:span text:style-name="T124">m</text:span><text:span text:style-name="T125">.</text:span></text:p>
        </text:list-item>
        <text:list-item>
          <text:p text:style-name="P126"><text:span text:style-name="T127">Documented findings with<text:s/></text:span><text:span text:style-name="T128">LaTeX<text:s/></text:span><text:span text:style-name="T129">and showed how the AI was able learn to play up to the 8192 tile.</text:span></text:p>
        </text:list-item>
      </text:list>
      <text:p text:style-name="P130"/>
      <text:p text:style-name="P131"><text:span text:style-name="T132">ClusterDuck, Group Project<text:s/></text:span><text:span text:style-name="T133">| Hunter Codefest</text:span><text:span text:style-name="T134"><text:tab/>January 2020</text:span></text:p>
      <text:list text:style-name="WWNum7">
        <text:list-item>
          <text:p text:style-name="P135"><text:span text:style-name="T136">Social media app aimed at creating community by allowing users to post<text:s/></text:span><text:span text:style-name="T137">questions/advice about computer science and reply to each other as well as view each other’s profiles.<text:s/></text:span><text:span text:style-name="T138">Containerized</text:span><text:span text:style-name="T139"><text:s/>the app with<text:s/></text:span><text:span text:style-name="T140">Docker</text:span><text:span text:style-name="T141">.</text:span></text:p>
        </text:list-item>
      </text:list>
      <text:list text:style-name="WWNum7" text:continue-numbering="true">
        <text:list-item>
          <text:p text:style-name="P142"><text:span text:style-name="T143">Implemented the app’s routes, profile pages, registration and login using</text:span><text:span text:style-name="T144"><text:s/>MongoDB, React, Node<text:s/></text:span><text:span text:style-name="T145">and<text:s/></text:span><text:span text:style-name="T146">Express.</text:span></text:p>
        </text:list-item>
      </text:list>
      <text:p text:style-name="P147"/>
      <text:p text:style-name="P148"><text:span text:style-name="T149">InstaPet,<text:s/></text:span><text:span text:style-name="T150">Group Project</text:span><text:span text:style-name="T151"><text:s/></text:span><text:span text:style-name="T152">| NYC Tech Talent Pipeline</text:span><text:span text:style-name="T153"><text:tab/>June 2019</text:span></text:p>
      <text:list text:style-name="WWNum7" text:continue-numbering="true">
        <text:list-item>
          <text:p text:style-name="P154">Built a full stack app that acted as a place for people to make an account, share pictures of pets, and follow one another.</text:p>
        </text:list-item>
        <text:list-item>
          <text:p text:style-name="P155"><text:span text:style-name="T156">Managed the app’s database, Redux store and routes</text:span><text:span text:style-name="T157"><text:s/></text:span><text:span text:style-name="T158">using<text:s/></text:span><text:span text:style-name="T159">React-Redux, PostreSQL<text:s/></text:span><text:span text:style-name="T160">a</text:span><text:span text:style-name="T161">nd<text:s/></text:span><text:span text:style-name="T162">Express.</text:span></text:p>
        </text:list-item>
      </text:list>
      <text:p text:style-name="P163"/>
      <text:p text:style-name="P164">SKILLS</text:p>
      <text:p text:style-name="P165"><text:span text:style-name="T166">Languages:<text:s/></text:span><text:span text:style-name="T167">English (fluent), Bulgarian (Native), Spanish (Elementary) <text:s text:c="9"/></text:span></text:p>
      <text:p text:style-name="P168"><text:span text:style-name="T169">Interests:<text:s/></text:span><text:span text:style-name="T170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3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3LVL2" style:family="text">
      <style:text-properties style:font-name="Symbol" style:font-name-complex="Symbol"/>
    </style:style>
    <style:style style:name="WW_CharLFO13LVL3" style:family="text">
      <style:text-properties style:font-name="Symbol" style:font-name-complex="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Symbol" style:font-name-complex="Symbol"/>
    </style:style>
    <style:style style:name="WW_CharLFO13LVL6" style:family="text">
      <style:text-properties style:font-name="Symbol" style:font-name-complex="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Symbol" style:font-name-complex="Symbol"/>
    </style:style>
    <style:style style:name="WW_CharLFO13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3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3" style:display-name="WWNum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4" style:display-name="WWNum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5" style:display-name="WWNum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6" style:display-name="WWNum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7" style:display-name="WWNum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8" style:display-name="WWNum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9-18T15:02:00Z</dc:date>
    <meta:print-date>2020-08-29T23:44:00Z</meta:print-date>
    <meta:template xlink:href="Normal" xlink:type="simple"/>
    <meta:editing-cycles>17</meta:editing-cycles>
    <meta:editing-duration>PT66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10" meta:character-count="3417" meta:row-count="24" meta:non-whitespace-character-count="2913"/>
  </office:meta>
</office:document-meta>
</file>